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4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5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Atlantic City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alifornia Ave./</text:p>
      <text:p text:style-name="P3">Atlantic City N. J./</text:p>
      <text:p text:style-name="P3">June 15-93-/</text:p>
      <text:p text:style-name="P2">Dear Sir;-/</text:p>
      <text:p text:style-name="P2"><text:tab/>At a meeting of a/ sub-committee, of the Publication/ committee of the American Jewish/ Publication Society, on publica-/tion of a revised Leeser Bible,/ you were selected as a member/ of a Consultation Committee/ whose office it will be to meet/ in conference in conjunction with/ the above mentioned Sub-committee/ and lay down rules by which/ the contributors to the work/ are to be guided in their/ labors, and to suggest such/ measures as may be deemed/ proper. <text:s/>You will find the names/ of the members of the <text:span text:style-name="T2">Sub-</text:span>Consulta/tion Committee below./</text:p>
      <text:p text:style-name="P2"/>
      <text:p text:style-name="P2">[Page 2]</text:p>
      <text:p text:style-name="P2">Please inform me at your earliest/ convenience, of your acceptance/ of the office and, also be kind/ <text:soft-page-break/>enough to suggest a time and/ place for the conference in view./ <text:s/>Agree, dear Sir, to accept the/ assurance of regard of/ Yours Respectfully-/ M Jastrow/</text:p>
      <text:p text:style-name="P2">To The Rev. Dr. S. Morais./</text:p>
      <text:p text:style-name="P2">Names of Consultation Committee./</text:p>
      <text:p text:style-name="P2">Dr. S. Morais./</text:p>
      <text:p text:style-name="P2">" G. Gottheil New York./</text:p>
      <text:p text:style-name="P2">" K. Kohler " "/ </text:p>
      <text:p text:style-name="P2">" E. G. Hirsch, Chicago/</text:p>
      <text:p text:style-name="P2">" I. M. Wise, Cincinnati/</text:p>
      <text:p text:style-name="P2">" B. Szold--Baltimor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20:42.28</meta:creation-date>
    <meta:document-statistic meta:table-count="0" meta:image-count="0" meta:object-count="0" meta:page-count="3" meta:paragraph-count="76" meta:word-count="349" meta:character-count="2326"/>
    <dc:date>2011-12-14T14:26:53.93</dc:date>
    <dc:creator>Penn Libraries</dc:creator>
    <meta:editing-duration>PT00H06M11S</meta:editing-duration>
    <meta:editing-cycles>1</meta:editing-cycles>
    <meta:generator>OpenOffice.org/3.2$Win32 OpenOffice.org_project/320m12$Build-9483</meta:generator>
  </office:meta>
</office:document-meta>
</file>